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text:list-style style:name="LFO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2" style:family="paragraph"/>
    <style:style style:name="P4" style:parent-style-name="ListParagraph" style:family="paragraph">
      <style:paragraph-properties fo:margin-left="0.75in">
        <style:tab-stops/>
      </style:paragraph-properties>
    </style:style>
    <style:style style:name="P5" style:parent-style-name="Normal" style:family="paragraph">
      <style:paragraph-properties fo:margin-left="0.5in">
        <style:tab-stops/>
      </style:paragraph-properties>
    </style:style>
    <style:style style:name="P6" style:parent-style-name="ListParagraph" style:family="paragraph">
      <style:paragraph-properties fo:margin-left="0.75in">
        <style:tab-stops/>
      </style:paragraph-properties>
    </style:style>
    <style:style style:name="P7" style:parent-style-name="ListParagraph" style:list-style-name="LFO3" style:family="paragraph"/>
    <style:style style:name="P8" style:parent-style-name="ListParagraph" style:family="paragraph">
      <style:paragraph-properties fo:margin-left="0.75in">
        <style:tab-stops/>
      </style:paragraph-properties>
    </style:style>
    <style:style style:name="P9" style:parent-style-name="ListParagraph" style:family="paragraph">
      <style:paragraph-properties fo:margin-left="0.75in">
        <style:tab-stops/>
      </style:paragraph-properties>
    </style:style>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Normal" style:family="paragraph">
      <style:paragraph-properties fo:text-indent="0.5in"/>
    </style:style>
    <style:style style:name="P14" style:parent-style-name="Normal" style:family="paragraph">
      <style:paragraph-properties fo:text-indent="0.5in"/>
    </style:style>
    <style:style style:name="P15" style:parent-style-name="Normal" style:family="paragraph">
      <style:paragraph-properties fo:text-indent="0.5in"/>
    </style:style>
    <style:style style:name="P16" style:parent-style-name="Normal" style:family="paragraph">
      <style:paragraph-properties fo:text-indent="0.5in"/>
    </style:style>
    <style:style style:name="P17" style:parent-style-name="Normal" style:family="paragraph">
      <style:paragraph-properties fo:text-indent="0.5in"/>
    </style:style>
    <style:style style:name="P18" style:parent-style-name="Normal" style:family="paragraph">
      <style:paragraph-properties fo:text-indent="0.5in"/>
    </style:style>
    <style:style style:name="P19" style:parent-style-name="Normal" style:family="paragraph">
      <style:paragraph-properties fo:text-indent="0.5in"/>
    </style:style>
    <style:style style:name="P20" style:parent-style-name="ListParagraph" style:list-style-name="LFO1" style:family="paragraph"/>
    <style:style style:name="P21" style:parent-style-name="Normal" style:family="paragraph">
      <style:paragraph-properties fo:text-indent="0.5in"/>
    </style:style>
    <style:style style:name="P22" style:parent-style-name="ListParagraph" style:list-style-name="LFO1" style:family="paragraph"/>
    <style:style style:name="P23" style:parent-style-name="Normal" style:family="paragraph">
      <style:paragraph-properties fo:text-indent="0.5in"/>
    </style:style>
    <style:style style:name="P24" style:parent-style-name="Normal" style:family="paragraph">
      <style:paragraph-properties fo:text-indent="0.5in"/>
    </style:style>
    <style:style style:name="P25" style:parent-style-name="Normal" style:family="paragraph">
      <style:paragraph-properties fo:text-indent="0.5in"/>
    </style:style>
    <style:style style:name="P26" style:parent-style-name="Normal" style:family="paragraph">
      <style:paragraph-properties fo:text-indent="0.5in"/>
    </style:style>
    <style:style style:name="P27" style:parent-style-name="Normal" style:family="paragraph">
      <style:paragraph-properties fo:text-indent="0.5in"/>
    </style:style>
    <style:style style:name="P28" style:parent-style-name="Normal" style:family="paragraph">
      <style:paragraph-properties fo:text-indent="0.5in"/>
    </style:style>
    <style:style style:name="P29" style:parent-style-name="Normal" style:family="paragraph">
      <style:paragraph-properties fo:text-indent="0.5in"/>
    </style:style>
    <style:style style:name="P30" style:parent-style-name="Normal" style:family="paragraph">
      <style:paragraph-properties fo:text-indent="0.5in"/>
    </style:style>
    <style:style style:name="P31" style:parent-style-name="ListParagraph" style:family="paragraph">
      <style:paragraph-properties fo:margin-left="0in" fo:text-indent="0.5in">
        <style:tab-stops/>
      </style:paragraph-properties>
    </style:style>
    <style:style style:name="P32" style:parent-style-name="ListParagraph" style:list-style-name="LFO1" style:family="paragraph"/>
    <style:style style:name="T33" style:parent-style-name="DefaultParagraphFont" style:family="text">
      <style:text-properties style:font-name-complex="Calibri" fo:font-style="italic" style:font-style-asian="italic" style:font-style-complex="italic"/>
    </style:style>
    <style:style style:name="P34" style:parent-style-name="Normal" style:family="paragraph">
      <style:paragraph-properties fo:text-indent="0.5in"/>
    </style:style>
    <style:style style:name="P35" style:parent-style-name="Normal" style:family="paragraph">
      <style:paragraph-properties fo:text-indent="0.5in"/>
    </style:style>
    <style:style style:name="T36" style:parent-style-name="DefaultParagraphFont" style:family="text">
      <style:text-properties style:font-name-complex="Calibri" fo:font-style="italic" style:font-style-asian="italic" style:font-style-complex="italic"/>
    </style:style>
    <style:style style:name="P37" style:parent-style-name="Normal" style:family="paragraph">
      <style:paragraph-properties fo:text-indent="0.5in"/>
    </style:style>
    <style:style style:name="T38" style:parent-style-name="DefaultParagraphFont" style:family="text">
      <style:text-properties style:font-name-complex="Calibri" fo:font-style="italic" style:font-style-asian="italic" style:font-style-complex="italic"/>
    </style:style>
    <style:style style:name="P39" style:parent-style-name="Normal" style:family="paragraph">
      <style:paragraph-properties fo:text-indent="0.5in"/>
    </style:style>
    <style:style style:name="T40" style:parent-style-name="DefaultParagraphFont" style:family="text">
      <style:text-properties style:font-name-complex="Calibri" fo:font-style="italic" style:font-style-asian="italic" style:font-style-complex="italic"/>
    </style:style>
    <style:style style:name="P41" style:parent-style-name="Normal" style:family="paragraph">
      <style:paragraph-properties fo:text-indent="0.5in"/>
    </style:style>
    <style:style style:name="T42" style:parent-style-name="DefaultParagraphFont" style:family="text">
      <style:text-properties style:font-name-complex="Calibri" fo:font-style="italic" style:font-style-asian="italic" style:font-style-complex="italic"/>
    </style:style>
    <style:style style:name="P43" style:parent-style-name="Normal" style:family="paragraph">
      <style:paragraph-properties fo:text-indent="0.5in"/>
    </style:style>
    <style:style style:name="P44" style:parent-style-name="Normal" style:family="paragraph">
      <style:paragraph-properties fo:text-indent="0.5in"/>
    </style:style>
    <style:style style:name="P45" style:parent-style-name="ListParagraph" style:list-style-name="LFO1" style:family="paragraph"/>
    <style:style style:name="P46" style:parent-style-name="ListParagraph" style:list-style-name="LFO1" style:family="paragraph"/>
    <style:style style:name="P47" style:parent-style-name="ListParagraph" style:list-style-name="LFO1" style:family="paragraph"/>
    <style:style style:name="P48" style:parent-style-name="ListParagraph" style:list-style-name="LFO1" style:family="paragraph"/>
    <style:style style:name="P49" style:parent-style-name="ListParagraph" style:list-style-name="LFO1" style:family="paragraph"/>
  </office:automatic-styles>
  <office:body>
    <office:text text:use-soft-page-breaks="true">
      <text:p text:style-name="P1">7 characters <text:s/>all the mech cards rarity increases as the evolution goes higher</text:p>
      <text:list text:style-name="LFO1" text:continue-numbering="true">
        <text:list-item>
          <text:p text:style-name="P2">AsTriks Evo.1- STATS: AD-2 , HP1, Energy -2</text:p>
        </text:list-item>
      </text:list>
      <text:p text:style-name="ListParagraph">-Card Writing - Scream!</text:p>
      <text:p text:style-name="ListParagraph">Description for Ai - Berserker mech low level dragon devil, wheels motor bike bad ass. This person provides an attack by going close range and using his spiky scales to deal damage to enemies.</text:p>
      <text:p text:style-name="ListParagraph">(SIDE NOTE: This person starts off as a low-level dragon devil persona as he evolves he grows meaner and stronger. His aura which is red can grow visually as he levels up more. He can also grow more spiker)</text:p>
      <text:list text:style-name="LFO2" text:continue-numbering="true">
        <text:list-item>
          <text:list>
            <text:list-item>
              <text:p text:style-name="P3">Astriks Evo.2 – STATS : AD 3, HP2, Energy 3<text:s/></text:p>
            </text:list-item>
          </text:list>
        </text:list-item>
      </text:list>
      <text:p text:style-name="P4">-Card writing _ Scream! Scream!</text:p>
      <text:p text:style-name="P5">1.3Astriks Evo.3 – STATS : AD 4, HP2, Energy4</text:p>
      <text:p text:style-name="P6">-Card Writing – Scream ! Scream ! Scream!</text:p>
      <text:list text:style-name="LFO3" text:continue-numbering="true">
        <text:list-item>
          <text:list>
            <text:list-item>
              <text:p text:style-name="P7">Astriks Evo.4 – STATS : AD 5, HP3, Energy 5</text:p>
            </text:list-item>
          </text:list>
        </text:list-item>
      </text:list>
      <text:p text:style-name="P8">-Card writing – Scream ! Scream ! Scream! Scream!</text:p>
      <text:p text:style-name="P9"/>
      <text:list text:style-name="LFO1" text:continue-numbering="true">
        <text:list-item>
          <text:p text:style-name="P10">Noel Evo.1– STATS: AD 1 HP 2, Energy 1</text:p>
        </text:list-item>
      </text:list>
      <text:p text:style-name="ListParagraph">-Card writing – need a helping hand?</text:p>
      <text:p text:style-name="ListParagraph"><text:s/>an Angelic low level support mech, motor bike two, bad ass, provides supports. Give a holy vibe. He attacks enemies by going close range and beating them down. (SIDE NOTE: his angelic radiant grows stronger as he evolves more and his strength increases.)</text:p>
      <text:p text:style-name="ListParagraph"/>
      <text:p text:style-name="ListParagraph">2.2 Noel Evo.2 – STATS: AD 2, HP3, Energy1</text:p>
      <text:p text:style-name="ListParagraph"><text:tab/>Card <text:s/>writing – Let me support your cause!</text:p>
      <text:p text:style-name="ListParagraph">2.3 Noel Evo.3 -STATS: AD2, HP3, Energy 2</text:p>
      <text:p text:style-name="ListParagraph"><text:tab/>Card <text:s/>writing – I’ll support you!<text:s/></text:p>
      <text:p text:style-name="ListParagraph">2.4 Noel Evo.4 – STATS: AD3, HP4, Energy 4</text:p>
      <text:p text:style-name="ListParagraph"><text:tab/>Card writing – I’ll be by your side.</text:p>
      <text:p text:style-name="ListParagraph"/>
      <text:list text:style-name="LFO1" text:continue-numbering="true">
        <text:list-item>
          <text:p text:style-name="P11">Heikz Evo.1– STATS: AD 1 HP 2, Energy 1</text:p>
        </text:list-item>
      </text:list>
      <text:p text:style-name="Normal">card writing – they call me the best hacker in the region<text:s/></text:p>
      <text:p text:style-name="ListParagraph">A hacker rider on a futuristic bike, hacking the other enemy causing them self-harm and damage to themselves. Make this guy have big brain and mischievous and sly. He is rated the best hacker in his universe and not to be middled with. (SIDENOTE: As he evolves over time he gets more gadgets, 1. He has floating laptop, 2. He has a throwing wrench 3.a big satellite, so he hacks more efficiently 4, an advance drone which bites into enemies and installing malware into their units)</text:p>
      <text:p text:style-name="ListParagraph">3.2 Heikz Evo.2 STATS – AD1 ,HP 3, Energy 1</text:p>
      <text:p text:style-name="ListParagraph">Card Writing – Let me have a look at that! Secretly installs malware into their programs</text:p>
      <text:p text:style-name="ListParagraph">3.3 Heikz Evo.3 STATS – AD2 ,HP 3, Energy 2</text:p>
      <text:p text:style-name="ListParagraph">Card Writing – is that buggy enough for you hehehe..<text:s/></text:p>
      <text:p text:style-name="ListParagraph">3.4 Heikz Evo.4 STATS – AD3 ,HP 4 Energy 3</text:p>
      <text:p text:style-name="ListParagraph">Card writing – They call me Heikz for a reason<text:s/></text:p>
      <text:p text:style-name="ListParagraph"/>
      <text:p text:style-name="ListParagraph"/>
      <text:list text:style-name="LFO1" text:continue-numbering="true">
        <text:list-item>
          <text:p text:style-name="P12">Suave Evo.1 –STATS AD2, HP2, Energy2</text:p>
        </text:list-item>
      </text:list>
      <text:p text:style-name="Normal">Card writing – They call me mr Suave</text:p>
      <text:p text:style-name="ListParagraph"><text:s/>A knight on a motor bike a strong welder of range gun weapons, he is a riding on a mech bike which will be able to evolve as he gets stronger, he is mischievous and intelligence in his doings. he is infallible. He has flying sword devices around him which he uses to strike against the enemy (SIDENOTE: As he evolves, he gets one more flying sword around him, he currently starts off with one sword).<text:s/></text:p>
      <text:p text:style-name="ListParagraph"/>
      <text:p text:style-name="P13">4.2 Suave Evo.2 –STATS AD3, HP3, Energy3</text:p>
      <text:p text:style-name="P14">Card writing – Don't be jealous of me now<text:s/></text:p>
      <text:p text:style-name="P15">4.3 Suave Evo.3 –STATS AD4, HP4, Energy4</text:p>
      <text:p text:style-name="P16">Card Writing <text:s/>- *winks*</text:p>
      <text:p text:style-name="P17">4.4 Suave Evo.4 –STATS AD5, HP5, Energy5</text:p>
      <text:p text:style-name="Normal">Card writing – Let me charm you<text:s/></text:p>
      <text:p text:style-name="P18"/>
      <text:p text:style-name="P19"/>
      <text:p text:style-name="ListParagraph"/>
      <text:list text:style-name="LFO1" text:continue-numbering="true">
        <text:list-item>
          <text:p text:style-name="P20">Pipsqueak Evo.1 STATS: AD1, HP3, ENERGY1</text:p>
        </text:list-item>
      </text:list>
      <text:p text:style-name="Normal">Card writing – Hey don't call me small!</text:p>
      <text:p text:style-name="ListParagraph">– big tank mech motor bike. The rider is tiny organism a blob kind sort of though, he is cunning and can outsmart his opponents. Striking them in genius ways with his small canon. (SIDENOTE: he starts off on a small thank then the tanks grow bigger as the Evolution levels goes up and he gets one more cannon also as levels go up and the cannon also grows as he evolves)</text:p>
      <text:p text:style-name="P21">5.2 Pipsqueak Evo.2 STATS: AD1, HP4, ENERGY2</text:p>
      <text:p text:style-name="Normal">Card writing – you picked the wrong guy!</text:p>
      <text:p text:style-name="Normal">5.3 Pipsqueak Evo.3 STATS: AD2, HP5, ENERGY3</text:p>
      <text:p text:style-name="Normal">Card writing – Someone is going to get squashed!</text:p>
      <text:p text:style-name="Normal">5.4 Pipsqueak Evo.4 STATS: AD3, HP6, ENERGY4</text:p>
      <text:p text:style-name="Normal">Card writing – I AM HUUUUGGEE!</text:p>
      <text:p text:style-name="Normal"/>
      <text:p text:style-name="ListParagraph"/>
      <text:list text:style-name="LFO1" text:continue-numbering="true">
        <text:list-item>
          <text:p text:style-name="P22">Momo Evo.1 –STATS: AD1, HP2, ENERGY2</text:p>
        </text:list-item>
      </text:list>
      <text:p text:style-name="Normal">Card writing – My back hurts!</text:p>
      <text:p text:style-name="ListParagraph"><text:s/>An elder within the mech motorbike community. He has the most experience. He has a long white beard which he uses as a weapon also. The mech motor bike he rides is only has one wheel. He also has device which is a floating grenade which he uses his beard to fling it across his opponents. (SIDE NOT: as he grows into strong evolution he will add more wheels into his bike and he will have more floating grenades around him)</text:p>
      <text:p text:style-name="ListParagraph"/>
      <text:p text:style-name="P23">6.2 Momo Evo.2 –STATS: AD2, HP3, ENERGY2</text:p>
      <text:p text:style-name="P24">Card writing – My arthritis is acting up ..</text:p>
      <text:p text:style-name="P25">6.3 Momo Evo.3 –STATS: AD3, HP4, ENERGY3</text:p>
      <text:p text:style-name="P26">Card writing – Don't underestimate me because I'm old</text:p>
      <text:p text:style-name="P27">6.4 Momo Evo.4 –STATS: AD3, HP5, ENERGY4</text:p>
      <text:p text:style-name="P28">Card writing – age is just a number<text:s/></text:p>
      <text:p text:style-name="P29"/>
      <text:p text:style-name="P30"/>
      <text:p text:style-name="P31"/>
      <text:list text:style-name="LFO1" text:continue-numbering="true">
        <text:list-item>
          <text:p text:style-name="P32">Bub Evo1 – STATS AD2,HP2,ENERGY2</text:p>
        </text:list-item>
      </text:list>
      <text:p text:style-name="Normal">Card writing –<text:s/><text:span text:style-name="T33">I will not stop until I have all the answers.</text:span></text:p>
      <text:p text:style-name="ListParagraph">A <text:s/>futuristic girl that’s in her mech motor bike mech and she has small sniper. (SIDENOTE: the sniper grows bigger as she evolves)</text:p>
      <text:p text:style-name="P34">7.2 Bub Evo2 – STATS AD3,HP2,ENERGY2</text:p>
      <text:p text:style-name="P35">Card writing - <text:s/><text:span text:style-name="T36">I will not tolerate lawlessness in this race!</text:span></text:p>
      <text:p text:style-name="P37"><text:span text:style-name="T38">7.3 Bub<text:s/></text:span>Evo3 – STATS AD4,HP2,ENERGY3</text:p>
      <text:p text:style-name="P39">Card writing -<text:s/><text:span text:style-name="T40">I always aim to win int he race . And my aim is perfect.</text:span></text:p>
      <text:p text:style-name="P41"><text:span text:style-name="T42">7.4<text:s/></text:span>Bub Evo4– STATS AD5,HP3,ENERGY4</text:p>
      <text:p text:style-name="P43">Card writing – Boom! Head shot</text:p>
      <text:p text:style-name="P44"/>
      <text:p text:style-name="Normal">---------------------------------------------------------------------------------------------------------------------------</text:p>
      <text:list text:style-name="LFO1" text:continue-numbering="true">
        <text:list-item>
          <text:p text:style-name="P45">GulltheRider -Theme elemental:air<text:s/></text:p>
        </text:list-item>
      </text:list>
      <text:p text:style-name="Normal">Description - gullrider is a man who is half seagull, he is a bike gang member who is riding a harley davidson bike, he could be wearing glasses to make him look badadd</text:p>
      <text:p text:style-name="Normal">Stats AD1, HP2, Energy 1 – cardinfo - “Squak” , rarity: common</text:p>
      <text:list text:style-name="LFO1" text:continue-numbering="true">
        <text:list-item>
          <text:p text:style-name="P46">TornadoRider -Theme elemental:Air</text:p>
        </text:list-item>
      </text:list>
      <text:p text:style-name="Normal">Stats AD3 , hp2, energy2, cardinfo – ‘let me blow you away’ rarity: uncommon</text:p>
      <text:list text:style-name="LFO1" text:continue-numbering="true">
        <text:list-item>
          <text:p text:style-name="P47">Pixy Daisy – Theme elemental : air</text:p>
        </text:list-item>
      </text:list>
      <text:p text:style-name="Normal">Stats ad2, hp4, energy2, cardino “look at me fly” rarity uncommon</text:p>
      <text:list text:style-name="LFO1" text:continue-numbering="true">
        <text:list-item>
          <text:p text:style-name="P48">Grifmare<text:s/>– theme elemntal: air</text:p>
        </text:list-item>
      </text:list>
      <text:p text:style-name="Normal">Stats ad4, hp5, energy 4, cardinfo<text:s/>'I will bring the nighmares to you ‘<text:s/>rarity: rare</text:p>
      <text:list text:style-name="LFO1" text:continue-numbering="true">
        <text:list-item>
          <text:p text:style-name="P49">Anghel – theme elemental:air</text:p>
        </text:list-item>
      </text:list>
      <text:p text:style-name="Normal">Stats ad5, hp6, energy 5, cardinfo ‘Let me bless you’ rarity: legendary</text:p>
      <text:p text:style-name="Normal">13 . BatRider – theme elemental:ar</text:p>
      <text:p text:style-name="Normal">Stats – ad2, hp1,energy1 – cardInfo - ‘ Do not mix me up with batman’ <text:s/>rarity: common</text:p>
      <text:p text:style-name="Normal">14. PreySeeker – theme elemental:air</text:p>
      <text:p text:style-name="Normal">Stats – ad3, hp2, energy3,- cardinfo ‘ I am the king of the sky’ rarity : uncommon</text:p>
      <text:p text:style-name="Normal">15.<text:tab/><text:s/>nacuat – theme elemental: air</text:p>
      <text:p text:style-name="Normal">Stats – ad4, hp2, energy3, - cardinfo ‘They call me quite exotic’ rarity: rare</text:p>
      <text:p text:style-name="Normal"/>
      <text:p text:style-name="ListParagraph"/>
      <text:p text:style-name="ListParagraph"/>
      <text:p text:style-name="Normal">Modifiers:</text:p>
      <text:p text:style-name="Normal">(LEGENDARY) Drone support – A mech drone that provides aerial support against your enemy. This will increase their advantage. All your cards can strike first before any of your opponent’s card.</text:p>
      <text:p text:style-name="Normal">(Rare)Mech Overdrive – Allows one card in your side to attack first and increase Attack damage by +1</text:p>
      <text:p text:style-name="Normal">(UNCOMMON) Force Evolution – Pick a Evo 1 card in the field and get replace it with the Evolution 2 of the card whether that EVO2 card is in your hand or deck.</text:p>
      <text:p text:style-name="Normal">(COMMON) Upgrade health - +1 into card health</text:p>
      <text:p text:style-name="Normal"/>
      <text:p text:style-name="Normal">(rare) a blast of wind<text:s/><text:s/>-<text:s/>causing extra damage to your enemy +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text:list-style style:name="LFO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N DALE SALAZAR</meta:initial-creator>
    <dc:creator>JAN DALE SALAZAR</dc:creator>
    <meta:creation-date>2023-03-01T20:34:00Z</meta:creation-date>
    <dc:date>2023-03-01T20:34:00Z</dc:date>
    <meta:template xlink:href="Normal.dotm" xlink:type="simple"/>
    <meta:editing-cycles>11</meta:editing-cycles>
    <meta:editing-duration>PT0S</meta:editing-duration>
    <meta:document-statistic meta:page-count="1" meta:paragraph-count="13" meta:word-count="1002" meta:character-count="6703" meta:row-count="47" meta:non-whitespace-character-count="5714"/>
  </office:meta>
</office:document-meta>
</file>